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500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29cm" style:rel-column-width="810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>4h</text:p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tab/>= DK Carambola</text:p>
            <text:p text:style-name="P2">-Färgschema...<text:line-break/><text:tab/>-Hudd, dialog, Blippbox, Huddbackground??<text:line-break/><text:span text:style-name="T4">-Nya knappar<text:tab/><text:tab/><text:tab/><text:line-break/><text:tab/>X-Back<text:tab/><text:tab/></text:span></text:p>
            <text:p text:style-name="P8"><text:tab/>X-Accuse of murder<text:tab/></text:p>
            <text:p text:style-name="P2"><text:span text:style-name="T4"><text:tab/>X-Crime Info<text:tab/><text:tab/></text:span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Byta namn på alla bedrooms i current room...</text:p>
            <text:p text:style-name="P3">-"Uncaught TypeError: Cannot read property 'name' of undefined"&lt;- när tom container trycks på..</text:p>
            <text:p text:style-name="P3">-När man öppnar en container med sina sista poäng syns den på gameover skärmen..</text:p>
            <text:p text:style-name="P3">-Namn sticker utanför kanten i Blippboxen...</text:p>
            <text:p text:style-name="P3"><text:tab/>-Lägg till namn på blippboxen...(Finns ett stort mellanrum där...)</text:p>
            <text:p text:style-name="P3"/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<text:soft-page-break/>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5103131420325040082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359904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379059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371014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355483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375532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356541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356334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378782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383796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377143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367320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22H48M3S</meta:editing-duration>
    <meta:editing-cycles>281</meta:editing-cycles>
    <meta:generator>OpenOffice.org/3.4.1$Win32 OpenOffice.org_project/341m1$Build-9593</meta:generator>
    <dc:date>2014-08-02T16:21:29.02</dc:date>
    <meta:document-statistic meta:table-count="2" meta:image-count="0" meta:object-count="0" meta:page-count="4" meta:paragraph-count="129" meta:word-count="827" meta:character-count="4848"/>
    <meta:user-defined meta:name="Info 1"/>
    <meta:user-defined meta:name="Info 2"/>
    <meta:user-defined meta:name="Info 3"/>
    <meta:user-defined meta:name="Info 4"/>
  </office:meta>
</office:document-meta>
</file>